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ホイミスライ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 table:number-columns-repeated="3"/>
          <table:table-cell table:formula="of:=( [.J4] + [.K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 table:number-columns-repeated="3"/>
          <table:table-cell table:formula="of:=( [.J5] + [.K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 table:number-columns-repeated="3"/>
          <table:table-cell table:formula="of:=( [.J6] + [.K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 [.B7] + [.C7] )" office:value-type="float" office:value="120" calcext:value-type="float">
            <text:p>1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 table:number-columns-repeated="3"/>
          <table:table-cell table:formula="of:=( [.J7] + [.K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( [.B8] + [.C8] 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( [.J8] + [.K8] )" office:value-type="float" office:value="100" calcext:value-type="float">
            <text:p>100</text:p>
          </table:table-cell>
          <table:table-cell office:value-type="string" calcext:value-type="string">
            <text:p>ホイミ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 [.B9] + [.C9] 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( [.F9] + [.G9] )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( [.J9] + [.K9] )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 [.B10] + [.C10] )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( [.F10] + [.G10] )" office:value-type="float" office:value="140" calcext:value-type="float">
            <text:p>140</text:p>
          </table:table-cell>
          <table:table-cell office:value-type="string" calcext:value-type="string">
            <text:p>ラリホー</text:p>
          </table:table-cell>
          <table:table-cell table:number-columns-repeated="2"/>
          <table:table-cell table:formula="of:=( [.J10] + [.K1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 table:number-columns-repeated="3"/>
          <table:table-cell table:formula="of:=( [.F11] + [.G11] )" office:value-type="float" office:value="0" calcext:value-type="float">
            <text:p>0</text:p>
          </table:table-cell>
          <table:table-cell table:number-columns-repeated="3"/>
          <table:table-cell table:formula="of:=( [.J11] + [.K1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 table:number-columns-repeated="3"/>
          <table:table-cell table:formula="of:=( [.F12] + [.G12] )" office:value-type="float" office:value="0" calcext:value-type="float">
            <text:p>0</text:p>
          </table:table-cell>
          <table:table-cell table:number-columns-repeated="3"/>
          <table:table-cell table:formula="of:=( [.J12] + [.K1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 table:number-columns-repeated="3"/>
          <table:table-cell table:formula="of:=( [.F13] + [.G13] )" office:value-type="float" office:value="0" calcext:value-type="float">
            <text:p>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牧場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アントベ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 [.J4] + [.K4] 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J5] + [.K5] 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J6] + [.K6] 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( [.B7] + [.C7] 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 table:number-columns-repeated="3"/>
          <table:table-cell table:formula="of:=( [.J7] + [.K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( [.B8] + [.C8] 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 table:number-columns-repeated="3"/>
          <table:table-cell table:formula="of:=( [.J8] + [.K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 [.B9] + [.C9] )" office:value-type="float" office:value="0" calcext:value-type="float">
            <text:p>0</text:p>
          </table:table-cell>
          <table:table-cell table:number-columns-repeated="3"/>
          <table:table-cell table:formula="of:=( [.F9] + [.G9] )" office:value-type="float" office:value="0" calcext:value-type="float">
            <text:p>0</text:p>
          </table:table-cell>
          <table:table-cell table:number-columns-repeated="3"/>
          <table:table-cell table:formula="of:=( [.J9] + [.K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 [.B10] + [.C10] )" office:value-type="float" office:value="0" calcext:value-type="float">
            <text:p>0</text:p>
          </table:table-cell>
          <table:table-cell table:number-columns-repeated="3"/>
          <table:table-cell table:formula="of:=( [.F10] + [.G10] )" office:value-type="float" office:value="0" calcext:value-type="float">
            <text:p>0</text:p>
          </table:table-cell>
          <table:table-cell table:number-columns-repeated="3"/>
          <table:table-cell table:formula="of:=( [.J10] + [.K1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 table:number-columns-repeated="3"/>
          <table:table-cell table:formula="of:=( [.F11] + [.G11] )" office:value-type="float" office:value="0" calcext:value-type="float">
            <text:p>0</text:p>
          </table:table-cell>
          <table:table-cell table:number-columns-repeated="3"/>
          <table:table-cell table:formula="of:=( [.J11] + [.K1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 table:number-columns-repeated="3"/>
          <table:table-cell table:formula="of:=( [.F12] + [.G12] )" office:value-type="float" office:value="0" calcext:value-type="float">
            <text:p>0</text:p>
          </table:table-cell>
          <table:table-cell table:number-columns-repeated="3"/>
          <table:table-cell table:formula="of:=( [.J12] + [.K1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 table:number-columns-repeated="3"/>
          <table:table-cell table:formula="of:=( [.F13] + [.G13] )" office:value-type="float" office:value="0" calcext:value-type="float">
            <text:p>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00/00/00</text:date>, <text:time style:data-style-name="N2" text:time-value="22:36:23.62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36:23.704000000</meta:creation-date>
    <meta:editing-duration>PT48M52S</meta:editing-duration>
    <meta:editing-cycles>18</meta:editing-cycles>
    <meta:generator>LibreOffice/6.3.4.2$Windows_X86_64 LibreOffice_project/60da17e045e08f1793c57c00ba83cdfce946d0aa</meta:generator>
    <dc:title>デフォルト</dc:title>
    <dc:date>2021-09-30T23:25:22.947000000</dc:date>
    <meta:document-statistic meta:table-count="2" meta:cell-count="876" meta:object-count="0"/>
    <meta:template xlink:type="simple" xlink:actuate="onRequest" xlink:title="デフォルト" xlink:href="file:///C:/Users/Ti/AppData/Roaming/LibreOffice/4/user/template/デフォルト.ots" meta:date="2021-09-30T22:36:23.641000000"/>
  </office:meta>
</office:document-meta>
</file>